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e7f54" officeooo:paragraph-rsid="001e7f54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e7f54" officeooo:paragraph-rsid="001e7f54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5pt" fo:font-weight="bold" officeooo:rsid="001c81f2" officeooo:paragraph-rsid="001c81f2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1c81f2" officeooo:paragraph-rsid="001c81f2"/>
    </style:style>
    <style:style style:name="P5" style:family="paragraph" style:parent-style-name="Standard">
      <style:text-properties fo:font-size="16pt" fo:font-weight="bold" officeooo:rsid="001c81f2" officeooo:paragraph-rsid="001c81f2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fo:font-weight="normal" officeooo:rsid="001c81f2" officeooo:paragraph-rsid="001c81f2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c81f2" officeooo:paragraph-rsid="001c81f2" style:font-size-asian="12pt" style:font-weight-asian="normal" style:font-size-complex="12pt" style:font-weight-complex="normal"/>
    </style:style>
    <style:style style:name="P8" style:family="paragraph" style:parent-style-name="Heading_20_3">
      <style:text-properties fo:font-size="16pt" fo:font-weight="bold" officeooo:rsid="001e7f54" officeooo:paragraph-rsid="001e7f54" style:font-size-asian="16pt" style:font-weight-asian="bold" style:font-size-complex="16pt" style:font-weight-complex="bold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2pt" officeooo:rsid="001e7f54" style:font-size-asian="10.5pt" style:font-size-complex="12pt"/>
    </style:style>
    <style:style style:name="P10" style:family="paragraph" style:parent-style-name="Standard">
      <style:text-properties fo:font-size="16pt" fo:font-weight="bold" officeooo:rsid="001e7f54" officeooo:paragraph-rsid="001e7f54" style:font-size-asian="14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normal" style:font-size-asian="12pt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nstalar o helper AUR (Yay)</text:p>
      <text:p text:style-name="P2"/>
      <text:p text:style-name="P2">sudo pacman -S --needed base-devel git</text:p>
      <text:p text:style-name="P2">git clone https://aur.archlinux.org/yay.git</text:p>
      <text:p text:style-name="P2">cd yay</text:p>
      <text:p text:style-name="P2">makepkg -si</text:p>
      <text:p text:style-name="P2"/>
      <text:p text:style-name="P3">Atualizar Sistema</text:p>
      <text:p text:style-name="P4"/>
      <text:p text:style-name="P4">sudo pacman -Syu</text:p>
      <text:p text:style-name="P4"/>
      <text:p text:style-name="P5">Identificar sua placa de Nvidia </text:p>
      <text:p text:style-name="P6"/>
      <text:p text:style-name="Standard">lspci | grep -i nvidia</text:p>
      <text:p text:style-name="P6"/>
      <text:p text:style-name="P5">Instalar driver official NVIDIA </text:p>
      <text:p text:style-name="P6"/>
      <text:p text:style-name="P6">sudo pacman -S nvidia nvidia-utils nvidia-settings</text:p>
      <text:p text:style-name="P6"/>
      <text:p text:style-name="P5">Habilitar módulos</text:p>
      <text:p text:style-name="P6"/>
      <text:p text:style-name="P6">sudo reboot </text:p>
      <text:p text:style-name="P6"/>
      <text:p text:style-name="P5">IntelliJ IDEA Community</text:p>
      <text:p text:style-name="P6"/>
      <text:p text:style-name="P7">https://www.jetbrains.com/toolbox-app/</text:p>
      <text:p text:style-name="P6"/>
      <text:p text:style-name="P5">Eclipse IDE</text:p>
      <text:p text:style-name="P6"/>
      <text:p text:style-name="P7">sudo pacman -S eclipse-java</text:p>
      <text:p text:style-name="P7"/>
      <text:p text:style-name="P5">GitHub Desktop (não oficial no AUR)</text:p>
      <text:p text:style-name="P6"/>
      <text:p text:style-name="P7">yay -S github-desktop-bin</text:p>
      <text:p text:style-name="P7"/>
      <text:p text:style-name="P1">Discord</text:p>
      <text:p text:style-name="P7"/>
      <text:p text:style-name="P7">sudo pacman -S discord</text:p>
      <text:p text:style-name="P7"/>
      <text:p text:style-name="P1">Obsidian</text:p>
      <text:p text:style-name="P2"/>
      <text:p text:style-name="P2">yay -S obsidian</text:p>
      <text:h text:style-name="P8" text:outline-level="3">StarUML</text:h>
      <text:p text:style-name="P9"><text:span text:style-name="Source_20_Text">yay -S staruml</text:span></text:p>
      <text:p text:style-name="P9"><text:span text:style-name="Source_20_Text"><text:span text:style-name="T1">ONLYOFFICE Desktop Editors</text:span></text:span></text:p>
      <text:p text:style-name="P9"><text:soft-page-break/><text:span text:style-name="Source_20_Text"><text:span text:style-name="T2">yay -S onlyoffice-bin</text:span></text:span></text:p>
      <text:p text:style-name="P1">Loja Big Linux</text:p>
      <text:p text:style-name="P2"/>
      <text:p text:style-name="P2">Virt-Manager</text:p>
      <text:p text:style-name="P2"/>
      <text:p text:style-name="P1">Visual Studio Code (VSCode)</text:p>
      <text:p text:style-name="P2"/>
      <text:p text:style-name="P2">yay -S visual-studio-code-bin</text:p>
      <text:p text:style-name="P2"/>
      <text:p text:style-name="P10">Python (última versão e pip)</text:p>
      <text:p text:style-name="P2">sudo pacman -S python python-pip</text:p>
      <text:p text:style-name="P2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" style:font-family-asian="'Source Han Sans CN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2T21:25:18.991171745</meta:creation-date>
    <dc:date>2025-06-22T21:51:10.813273357</dc:date>
    <meta:editing-duration>PT1M12S</meta:editing-duration>
    <meta:editing-cycles>1</meta:editing-cycles>
    <meta:generator>LibreOffice/25.2.3.2$Linux_X86_64 LibreOffice_project/520$Build-2</meta:generator>
    <meta:document-statistic meta:table-count="0" meta:image-count="0" meta:object-count="0" meta:page-count="2" meta:paragraph-count="33" meta:word-count="107" meta:character-count="744" meta:non-whitespace-character-count="668"/>
  </office:meta>
</office:document-meta>
</file>